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2-12-27_07-47-37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2-27_02-51-43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2-26_13-26-3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2-26_21-22-5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2-12-27_07-55-3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2-26_11-08-00_000.jpg</text:p>
          </table:table-cell>
          <table:table-cell table:style-name="ce26" office:value-type="string">
            <text:p>:m jilmun #*# / topic=物理：量子力学 / content=粒子：ブラックホールに引かれるとき / status=~ / other=~,id=NPGE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jilmun #*# / topic=物理：量子力学 / content=粒子：ブラックホールに引かれるとき / status=~ / other=~,id=NPGE">
            <text:p>:m jilmun #*# / topic=物理：量子力学 / content=粒子：ブラックホールに引かれるとき / status=~ / other=~,id=NPGE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2-26_12-06-46_000.jpg</text:p>
          </table:table-cell>
          <table:table-cell table:style-name="ce26" office:value-type="string">
            <text:p>:bookmemo / 読んだ本 / 『発達障害』 / 著者=岩波明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bookmemo / 読んだ本 / 『発達障害』 / 著者=岩波明">
            <text:p>:bookmemo / 読んだ本 / 『発達障害』 / 著者=岩波明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2-12-26_17-53-13_000.jpg</text:p>
          </table:table-cell>
          <table:table-cell table:style-name="ce26" office:value-type="string">
            <text:p>:m RES 1*2 / free# JVEMV6 83#_69:1 / 83. chemistry / topics=無機化学：原子核,w=,s=~,i=~,other=memo+:(ax+by)/(cx+dy):一般式：商を求める:q-id=FQBI,next=,doc=r-1-1~1.2:f-15.2#R.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2 / free# JVEMV6 83#_69:1 / 83. chemistry / topics=無機化学：原子核,w=,s=~,i=~,other=memo+:(ax+by)/(cx+dy):一般式：商を求める:q-id=FQBI,next=,doc=r-1-1~1.2:f-15.2#R.2">
            <text:p>:m RES 1*2 / free# JVEMV6 83#_69:1 / 83. chemistry / topics=無機化学：原子核,w=,s=~,i=~,other=memo+:(ax+by)/(cx+dy):一般式：商を求める:q-id=FQBI,next=,doc=r-1-1~1.2:f-15.2#R.2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2-26_17-53-32_000.jpg</text:p>
          </table:table-cell>
          <table:table-cell table:style-name="ce26" office:value-type="string">
            <text:p>:m RES 2*2 / free# JVEMV6 83#_69:1 / 83. chemistry / topics=無機化学：原子核,w=,s=~,i=~,other=memo+:(ax+by)/(cx+dy):一般式：商を求める,next=,doc=r-1-1~1.2:f-15.2#R.2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2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2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7">2022/12/27</text:date>, <text:time>11:1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7T11:18:21.80</dc:date>
    <dc:creator>iwabuchi ken</dc:creator>
    <meta:editing-duration>P52DT11H6M</meta:editing-duration>
    <meta:editing-cycles>16829</meta:editing-cycles>
    <meta:document-statistic meta:table-count="2" meta:cell-count="919" meta:object-count="0"/>
    <meta:user-defined meta:name="qrichtext">1</meta:user-defined>
  </office:meta>
</office:document-meta>
</file>